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64167" officeooo:paragraph-rsid="00064167"/>
    </style:style>
    <style:style style:name="P2" style:family="paragraph" style:parent-style-name="Standard">
      <style:paragraph-properties fo:text-align="center" style:justify-single-word="false"/>
      <style:text-properties officeooo:rsid="00064167" officeooo:paragraph-rsid="00064167"/>
    </style:style>
    <style:style style:name="P3" style:family="paragraph" style:parent-style-name="Standard">
      <style:text-properties officeooo:rsid="00064167" officeooo:paragraph-rsid="0006dac2"/>
    </style:style>
    <style:style style:name="P4" style:family="paragraph" style:parent-style-name="Standard" style:list-style-name="L2">
      <style:text-properties officeooo:rsid="00064167" officeooo:paragraph-rsid="0006dac2"/>
    </style:style>
    <style:style style:name="P5" style:family="paragraph" style:parent-style-name="Standard">
      <style:text-properties fo:font-size="18pt" fo:font-weight="bold" officeooo:rsid="00064167" officeooo:paragraph-rsid="00064167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Arial" fo:font-size="18pt" officeooo:rsid="00064167" officeooo:paragraph-rsid="00064167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64167" officeooo:paragraph-rsid="00064167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officeooo:paragraph-rsid="00064167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officeooo:paragraph-rsid="00064167" style:font-size-asian="12pt" style:font-name-complex="Times New Roman1" style:font-size-complex="12pt"/>
    </style:style>
    <style:style style:name="P10" style:family="paragraph" style:parent-style-name="Standard">
      <style:text-properties style:font-name="Times New Roman" fo:font-size="12pt" officeooo:paragraph-rsid="00064167" style:font-size-asian="12pt" style:font-name-complex="Times New Roman1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64167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officeooo:paragraph-rsid="00064167" style:font-size-asian="14pt" style:font-name-complex="Times New Roman1" style:font-size-complex="12pt"/>
    </style:style>
    <style:style style:name="P13" style:family="paragraph" style:parent-style-name="Standard">
      <style:text-properties officeooo:rsid="0006dac2" officeooo:paragraph-rsid="0006dac2"/>
    </style:style>
    <style:style style:name="P14" style:family="paragraph" style:parent-style-name="Standard" style:list-style-name="L2">
      <style:text-properties officeooo:rsid="0006dac2" officeooo:paragraph-rsid="0006dac2"/>
    </style:style>
    <style:style style:name="P15" style:family="paragraph" style:parent-style-name="Standard">
      <style:text-properties officeooo:rsid="0008667a" officeooo:paragraph-rsid="0008667a"/>
    </style:style>
    <style:style style:name="P16" style:family="paragraph" style:parent-style-name="Standard">
      <style:paragraph-properties fo:break-before="page"/>
      <style:text-properties fo:font-size="18pt" officeooo:rsid="00064167" officeooo:paragraph-rsid="0006dac2" style:font-size-asian="18pt" style:font-size-complex="18p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officeooo:rsid="00064167" officeooo:paragraph-rsid="00064167"/>
    </style:style>
    <style:style style:name="P18" style:family="paragraph" style:parent-style-name="Standard">
      <style:paragraph-properties fo:margin-left="6.244cm" fo:margin-right="0cm" fo:text-indent="1.249cm" style:auto-text-indent="false"/>
      <style:text-properties officeooo:paragraph-rsid="00064167"/>
    </style:style>
    <style:style style:name="P19" style:family="paragraph" style:parent-style-name="Standard">
      <style:paragraph-properties fo:margin-left="6.244cm" fo:margin-right="0cm" fo:text-indent="1.249cm" style:auto-text-indent="false"/>
      <style:text-properties fo:font-weight="normal" officeooo:rsid="000a8a14" officeooo:paragraph-rsid="000a8a14" style:font-weight-asian="normal" style:font-weight-complex="normal"/>
    </style:style>
    <style:style style:name="P20" style:family="paragraph" style:parent-style-name="Standard">
      <style:paragraph-properties fo:margin-left="6.244cm" fo:margin-right="0cm" fo:text-indent="1.249cm" style:auto-text-indent="false"/>
      <style:text-properties fo:font-weight="normal" officeooo:rsid="00064167" officeooo:paragraph-rsid="000a8a14" style:font-weight-asian="normal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2pt" officeooo:rsid="00064167" officeooo:paragraph-rsid="00064167" style:font-size-asian="12pt" style:font-name-complex="Times New Roman1" style:font-size-complex="12pt"/>
    </style:style>
    <style:style style:name="P22" style:family="paragraph" style:parent-style-name="Standard">
      <style:paragraph-properties fo:margin-top="0cm" fo:margin-bottom="0cm" loext:contextual-spacing="false"/>
      <style:text-properties officeooo:rsid="00064167" officeooo:paragraph-rsid="0006dac2"/>
    </style:style>
    <style:style style:name="P23" style:family="paragraph" style:parent-style-name="Standard">
      <style:paragraph-properties fo:margin-left="7.502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064167"/>
    </style:style>
    <style:style style:name="P24" style:family="paragraph" style:parent-style-name="Standard">
      <style:paragraph-properties fo:margin-left="7.502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fo:font-weight="normal" officeooo:paragraph-rsid="00064167" style:font-size-asian="12pt" style:font-weight-asian="normal" style:font-name-complex="Times New Roman1" style:font-size-complex="12pt" style:font-weight-complex="normal"/>
    </style:style>
    <style:style style:name="P25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  <style:text-properties officeooo:paragraph-rsid="0006dac2"/>
    </style:style>
    <style:style style:name="T1" style:family="text">
      <style:text-properties officeooo:rsid="00064167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6dac2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8667a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font-weight="bold" officeooo:rsid="00064167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4pt" style:font-size-asian="14pt" style:font-name-complex="Times New Roman1" style:font-size-complex="12pt"/>
    </style:style>
    <style:style style:name="T8" style:family="text">
      <style:text-properties style:font-name="Times New Roman" fo:font-size="14pt" officeooo:rsid="00064167" style:font-size-asian="14pt" style:font-name-complex="Times New Roman1" style:font-size-complex="12pt"/>
    </style:style>
    <style:style style:name="T9" style:family="text">
      <style:text-properties style:font-name="Times New Roman" officeooo:rsid="00064167" style:font-name-complex="Times New Roman1"/>
    </style:style>
    <style:style style:name="T10" style:family="text">
      <style:text-properties style:font-name="Times New Roman" officeooo:rsid="0006dac2" style:font-name-complex="Times New Roman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7"/></text:p>
      <text:p text:style-name="P2"><text:span text:style-name="T7">FACULDADE DE TECNOLOGIA IMPACTA </text:span></text:p>
      <text:p text:style-name="P8"><text:span text:style-name="T7">CURSO DE </text:span><text:span text:style-name="T8">ANALISE E DESENVOLVIMENTO DE SISTEMAS</text:span></text:p>
      <text:p text:style-name="P9"/>
      <text:p text:style-name="P9"/>
      <text:p text:style-name="P9"/>
      <text:p text:style-name="P9"/>
      <text:p text:style-name="P9"/>
      <text:p text:style-name="P10"/>
      <text:p text:style-name="P9"/>
      <text:p text:style-name="P9"/>
      <text:p text:style-name="P9"/>
      <text:p text:style-name="P9"/>
      <text:p text:style-name="P9"/>
      <text:p text:style-name="P12"/>
      <text:p text:style-name="P12"/>
      <text:p text:style-name="P2"><text:span text:style-name="T7">PROJETO AGENDA</text:span></text:p>
      <text:p text:style-name="P2"><text:span text:style-name="T7"/></text:p>
      <text:p text:style-name="P2"><text:span text:style-name="T7"/></text:p>
      <text:p text:style-name="P2"><text:span text:style-name="T7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4"><text:span text:style-name="T1">Atividade Continuada</text:span>, curso de graduação <text:span text:style-name="T1">técnologica </text:span><text:s/>apresentado a <text:span text:style-name="T1">Faculdade IMPACTA <text:s/></text:span><text:s/>do estado de São Paulo como requisito parcial para a obtenção da Graduação <text:span text:style-name="T1">em Analise e Desenvolvimento de Sistemas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<text:span text:style-name="T6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2"><text:span text:style-name="T2">FIT - IMPACTA</text:span></text:p>
      <text:p text:style-name="P2"><text:span text:style-name="T2">2018</text:span></text:p>
      <text:p text:style-name="P23"><text:span text:style-name="T9"/></text:p>
      <text:p text:style-name="P21"/>
      <text:p text:style-name="P1"><text:soft-page-break/></text:p>
      <text:p text:style-name="P1"><text:span text:style-name="T2"/></text:p>
      <text:p text:style-name="P6"/>
      <text:p text:style-name="P1"/>
      <text:p text:style-name="P1"/>
      <text:p text:style-name="P1"/>
      <text:p text:style-name="P1"/>
      <text:p text:style-name="P5">Introdução </text:p>
      <text:p text:style-name="P1"/>
      <text:p text:style-name="P1"/>
      <text:p text:style-name="P7">Este projeto tem o intuito de praticar as matérias que foram aplicadas em <text:s/>sala de aula, focando em utilizar a linguagem de programação Python juntamente com a IDLE Visual Code.</text:p>
      <text:p text:style-name="P7">Para promover <text:s/>o trabalho em grupo foi utilizado o serviço de hospedagem GitHub para ter uma organização eficaz do program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<text:span text:style-name="T5">Nome do</text:span><text:span text:style-name="T6">s</text:span><text:span text:style-name="T5"> Aluno</text:span><text:span text:style-name="T6">s</text:span><text:span text:style-name="T5">:</text:span></text:p>
      <text:p text:style-name="P19"><text:span text:style-name="T2">Edio Gama Filho<text:tab/>RA:1701060</text:span></text:p>
      <text:p text:style-name="P20"><text:span text:style-name="T2">Jefferson Kwak <text:tab/>RA: </text:span><text:span text:style-name="T4">1701391</text:span></text:p>
      <text:p text:style-name="P20"><text:span text:style-name="T4">Rafael Cunha <text:tab/><text:tab/>RA: 1701266</text:span></text:p>
      <text:p text:style-name="P20"><text:span text:style-name="T4">Marcos Vviana <text:tab/>RA:1701253<text:tab/></text:span></text:p>
      <text:p text:style-name="P1"><text:tab/><text:tab/><text:tab/><text:tab/><text:tab/><text:tab/>Marcio Felipe <text:tab/><text:tab/>RA: 1701580<text:tab/><text:tab/><text:tab/><text:tab/></text:p>
      <text:p text:style-name="P1"><text:tab/><text:tab/><text:tab/><text:tab/><text:tab/><text:tab/>Tassio Lima <text:tab/><text:tab/>RA:1701769</text:p>
      <text:p text:style-name="P1"><text:tab/><text:tab/><text:tab/><text:tab/><text:tab/><text:tab/><text:span text:style-name="T2"><text:tab/><text:tab/><text:tab/><text:tab/><text:tab/><text:tab/><text:tab/><text:tab/></text:span></text:p>
      <text:p text:style-name="P1"><text:span text:style-name="T2"><text:tab/><text:tab/><text:tab/><text:tab/><text:tab/><text:tab/></text:span></text:p>
      <text:p text:style-name="P16"><text:span text:style-name="T10">O Programa </text:span></text:p>
      <text:p text:style-name="P3"><text:span text:style-name="T3"/></text:p>
      <text:p text:style-name="P3"><text:span text:style-name="T2">Agenda</text:span></text:p>
      <text:p text:style-name="P1"><text:span text:style-name="T2"/></text:p>
      <text:p text:style-name="P1"><text:span text:style-name="T2"/></text:p>
      <text:p text:style-name="P1"><text:span text:style-name="T2">O Programa e voltado para <text:s/>os Sistemas Operacionais Windows e Linux, executado com a linguagem python.</text:span></text:p>
      <text:p text:style-name="P1"><text:span text:style-name="T2">O Objetivo da aplicação e fornecer agilidade e simplicidade para organizar a sua lista de contato,podendo ser utilizado em grandes empresas, secretarias ou ate para o seu dia a dia.</text:span></text:p>
      <text:p text:style-name="P1"><text:span text:style-name="T2"/></text:p>
      <text:p text:style-name="P1"><text:span text:style-name="T2">A Executar o programa e apresentando uma </text:span><text:span text:style-name="T3">Mensagem de, “Bem Vindo a Agenda,” logo em seguida são exibida as opções de </text:span></text:p>
      <text:p text:style-name="P13"><text:span text:style-name="T2"/></text:p>
      <text:list xml:id="list404365460931590788" text:style-name="L2">
        <text:list-item>
          <text:p text:style-name="P14"><text:span text:style-name="T2">Adicionar um contato</text:span></text:p>
        </text:list-item>
        <text:list-item>
          <text:p text:style-name="P4"><text:span text:style-name="T2">listar os contatos.</text:span></text:p>
        </text:list-item>
        <text:list-item>
          <text:p text:style-name="P4"><text:span text:style-name="T3">B</text:span><text:span text:style-name="T2">uscar contato por nome.</text:span></text:p>
        </text:list-item>
        <text:list-item>
          <text:p text:style-name="P4"><text:span text:style-name="T4">R</text:span><text:span text:style-name="T2">emover um contato</text:span></text:p>
        </text:list-item>
      </text:list>
      <text:p text:style-name="P15"><text:span text:style-name="T2"><text:s text:c="6"/>9. <text:s/><text:tab/>Encerrar Agenda</text:span></text:p>
      <text:p text:style-name="P15"><text:span text:style-name="T2"/></text:p>
      <text:p text:style-name="P15"><text:span text:style-name="T2">A interface do sistema e bem simples e interativa promovendo a interação do usuário a aplicação </text:span></text:p>
      <text:p text:style-name="P3"><text:span text:style-name="T2"/></text:p>
      <text:p text:style-name="P1"><text:span text:style-name="T2"/></text:p>
      <text:p text:style-name="P1"><text:span text:style-name="T2">Apos executar uma ação o programa só </text:span><text:span text:style-name="T4">poderá</text:span><text:span text:style-name="T2"> ser encerrado caso o usuário selecione a opção 9 (sair). </text:span></text:p>
      <text:p text:style-name="P1"><text:span text:style-name="T2"/></text:p>
      <text:p text:style-name="P1"><text:span text:style-name="T2">A Aplicação pode </text:span><text:span text:style-name="T4">armazenar </text:span><text:span text:style-name="T2">dezenas de contatos.</text:span></text:p>
      <text:p text:style-name="P1"><text:span text:style-name="T2"/></text:p>
      <text:p text:style-name="P22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1:44:58.360954645</meta:creation-date>
    <dc:date>2018-03-07T16:31:11.054200639</dc:date>
    <meta:editing-duration>PT3H52M5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31" meta:word-count="253" meta:character-count="1608" meta:non-whitespace-character-count="1323"/>
  </office:meta>
</office:document-meta>
</file>